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46166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47b96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4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0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3" fo:font-size="12pt" style:font-size-asian="12pt" style:font-size-complex="12pt"/>
    </style:style>
    <style:style style:name="T311" style:family="text">
      <style:text-properties fo:color="#000000" style:font-name="Ubuntu3" fo:font-size="12pt" officeooo:rsid="004804ae" style:font-size-asian="12pt" style:font-size-complex="12pt"/>
    </style:style>
    <style:style style:name="T312" style:family="text">
      <style:text-properties fo:color="#000000" style:font-name="Ubuntu3" fo:font-size="12pt" officeooo:rsid="0bac438a" style:font-size-asian="12pt" style:font-size-complex="12pt"/>
    </style:style>
    <style:style style:name="T313" style:family="text">
      <style:text-properties fo:color="#000000" style:text-underline-style="none" officeooo:rsid="0588721b" style:font-size-asian="12pt" style:font-size-complex="12pt"/>
    </style:style>
    <style:style style:name="T31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2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44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45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46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47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48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49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50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51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5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8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0" style:family="text">
      <style:text-properties style:use-window-font-color="true"/>
    </style:style>
    <style:style style:name="T36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officeooo:rsid="047da547"/>
    </style:style>
    <style:style style:name="T395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7" style:family="text">
      <style:text-properties fo:font-size="12pt" style:font-size-asian="12pt" style:font-size-complex="12pt"/>
    </style:style>
    <style:style style:name="T398" style:family="text">
      <style:text-properties fo:font-size="12pt" officeooo:rsid="02eddb5a" style:font-size-asian="12pt" style:font-size-complex="12pt"/>
    </style:style>
    <style:style style:name="T399" style:family="text">
      <style:text-properties fo:font-size="12pt" officeooo:rsid="064c9632" style:font-size-asian="12pt" style:font-size-complex="12pt"/>
    </style:style>
    <style:style style:name="T400" style:family="text">
      <style:text-properties officeooo:rsid="047fb57c"/>
    </style:style>
    <style:style style:name="T401" style:family="text">
      <style:text-properties officeooo:rsid="047da547"/>
    </style:style>
    <style:style style:name="T402" style:family="text">
      <style:text-properties officeooo:rsid="01657261" style:font-size-asian="12pt" style:font-size-complex="12pt"/>
    </style:style>
    <style:style style:name="T403" style:family="text">
      <style:text-properties officeooo:rsid="00bddfbe" style:font-size-asian="12pt" style:font-size-complex="12pt"/>
    </style:style>
    <style:style style:name="T404" style:family="text">
      <style:text-properties officeooo:rsid="04473353"/>
    </style:style>
    <style:style style:name="T405" style:family="text">
      <style:text-properties fo:font-weight="normal" style:font-weight-asian="normal" style:font-weight-complex="normal"/>
    </style:style>
    <style:style style:name="T406" style:family="text">
      <style:text-properties officeooo:rsid="06049971"/>
    </style:style>
    <style:style style:name="T407" style:family="text">
      <style:text-properties fo:font-weight="bold" officeooo:rsid="06049971" style:font-weight-asian="bold" style:font-weight-complex="bold"/>
    </style:style>
    <style:style style:name="T40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officeooo:rsid="050aa1f1"/>
    </style:style>
    <style:style style:name="T411" style:family="text">
      <style:text-properties officeooo:rsid="05903285"/>
    </style:style>
    <style:style style:name="T412" style:family="text">
      <style:text-properties officeooo:rsid="0594b105"/>
    </style:style>
    <style:style style:name="T413" style:family="text">
      <style:text-properties fo:font-style="italic" officeooo:rsid="06049971" style:font-style-asian="italic" style:font-style-complex="italic"/>
    </style:style>
    <style:style style:name="T414" style:family="text">
      <style:text-properties officeooo:rsid="0a6f0a69"/>
    </style:style>
    <style:style style:name="T415" style:family="text">
      <style:text-properties officeooo:rsid="0aace3cd"/>
    </style:style>
    <style:style style:name="T41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7" style:family="text">
      <style:text-properties fo:font-size="10pt" officeooo:rsid="06049971" style:font-size-asian="10pt" style:font-size-complex="10pt"/>
    </style:style>
    <style:style style:name="T418" style:family="text">
      <style:text-properties officeooo:rsid="0b952edb"/>
    </style:style>
    <style:style style:name="T419" style:family="text">
      <style:text-properties fo:font-size="8pt" style:font-size-asian="8pt" style:font-size-complex="8pt" loext:padding="0.049cm" loext:border="0.31pt solid #000000"/>
    </style:style>
    <style:style style:name="T420" style:family="text">
      <style:text-properties officeooo:rsid="0394a435"/>
    </style:style>
    <style:style style:name="T421" style:family="text">
      <style:text-properties officeooo:rsid="0be4091b"/>
    </style:style>
    <style:style style:name="T422" style:family="text">
      <style:text-properties officeooo:rsid="0bf888a9"/>
    </style:style>
    <style:style style:name="T423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29" style:family="text">
      <style:text-properties officeooo:rsid="0cf7e116"/>
    </style:style>
    <style:style style:name="T430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80">C</text:span></text:span><text:span text:style-name="Strong_20_Emphasis"><text:span text:style-name="T275">hecklist voor </text:span></text:span><text:span text:style-name="Strong_20_Emphasis"><text:span text:style-name="T285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78">Ubuntu</text:span></text:span><text:reference-mark-end text:name="Distributie"/><text:span text:style-name="Strong_20_Emphasis"><text:span text:style-name="T278"> </text:span></text:span><text:reference-mark-start text:name="Versie"/><text:span text:style-name="Strong_20_Emphasis"><text:span text:style-name="T284">20</text:span></text:span><text:span text:style-name="Strong_20_Emphasis"><text:span text:style-name="T283">.04 LTS</text:span></text:span><text:reference-mark-end text:name="Versie"/><text:span text:style-name="Strong_20_Emphasis"><text:span text:style-name="T276"><text:note text:id="ftn1" text:note-class="footnote"><text:note-citation>1</text:note-citation><text:note-body><text:p text:style-name="P67"><text:span text:style-name="T420">Deze versie </text:span><text:span text:style-name="T421">20.04 </text:span><text:span text:style-name="T420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4"> </text:span><text:span text:style-name="T420">(</text:span><text:span text:style-name="T422">updates </text:span><text:span text:style-name="T420">tot april 2025</text:span><text:span text:style-name="T414">)</text:span><text:span text:style-name="T420">.</text:span></text:p></text:note-body></text:note></text:span></text:span><text:span text:style-name="Strong_20_Emphasis"><text:span text:style-name="T276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9">.</text:span></text:span></text:p>
      <text:p text:style-name="P13"/>
      <text:p text:style-name="P28"><text:span text:style-name="T17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61">voor</text:span><text:span text:style-name="T362"> </text:span><text:span text:style-name="T363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0">ul de waarden in het tekstvak achter de </text:span><text:span text:style-name="Definition"><text:span text:style-name="T401">schuingedrukte</text:span></text:span> <text:span text:style-name="T401">woorden </text:span><text:span text:style-name="T394">(zie toelichting)</text:span><text:span text:style-name="T401">:</text:span></text:p>
      <text:p text:style-name="P4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<text:tab/><text:tab/></text:span></text:span><text:span text:style-name="Definition"><text:span text:style-name="T360"> <text:tab/><text:tab/></text:span></text:span><text:span text:style-name="T370"><draw:control text:anchor-type="as-char" svg:y="-0.429cm" draw:z-index="44" draw:name="Gebruiker" draw:style-name="gr2" draw:text-style-name="P79" svg:width="6.061cm" svg:height="0.6cm" draw:control="control45"><svg:title>Gebruiker</svg:title><svg:desc>Volledige naam, bijv. Jan Stek</svg:desc></draw:control></text:span><text:span text:style-name="T370"><text:tab/></text:span><text:span text:style-name="T371">(</text:span><text:span text:style-name="T391">volledige naam, bijv. </text:span><text:span text:style-name="T393">Karel Kamer</text:span><text:span text:style-name="T392">)</text:span></text:p>
      <text:p text:style-name="Standard"><text:span text:style-name="Definition"><text:span text:style-name="T368">g</text:span></text:span><text:span text:style-name="Definition"><text:span text:style-name="T367">ebruikersnaam<text:tab/><text:tab/></text:span></text:span><text:span text:style-name="Definition"><text:span text:style-name="T367"><draw:control text:anchor-type="as-char" svg:y="-0.429cm" draw:z-index="45" draw:name="Gberuikersnaam" draw:style-name="gr2" draw:text-style-name="P79" svg:width="6.061cm" svg:height="0.6cm" draw:control="control46"><svg:title>Gebruikersnaam</svg:title><svg:desc>Korte naam, bijv. jan</svg:desc></draw:control></text:span></text:span><text:span text:style-name="Definition"><text:span text:style-name="T367"><text:tab/></text:span></text:span><text:span text:style-name="T3">(korte naam, bijv. </text:span><text:span text:style-name="T302">karel</text:span><text:span text:style-name="T3">)</text:span></text:p>
      <text:p text:style-name="P2"><text:span text:style-name="Definition"><text:span text:style-name="T385">c</text:span></text:span><text:span text:style-name="Definition"><text:span text:style-name="T384">omputernaam<text:tab/><text:tab/></text:span></text:span><text:span text:style-name="Definition"><text:span text:style-name="T370"><draw:control text:anchor-type="as-char" svg:y="-0.429cm" draw:z-index="46" draw:name="Computernaam" draw:style-name="gr2" draw:text-style-name="P79" svg:width="6.061cm" svg:height="0.6cm" draw:control="control47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unieke naam van de compute</text:span></text:span><text:span text:style-name="Definition"><text:span text:style-name="T373">r</text:span></text:span><text:span text:style-name="Definition"><text:span text:style-name="T374">)</text:span></text:span></text:p>
      <text:p text:style-name="P2"><text:span text:style-name="Definition"><text:span text:style-name="T368">o</text:span></text:span><text:span text:style-name="Definition"><text:span text:style-name="T367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47" draw:name="Opstartmenu" draw:style-name="gr2" draw:text-style-name="P79" svg:width="6.061cm" svg:height="0.6cm" draw:control="control48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6">i</text:span></text:span><text:span text:style-name="Definition"><text:span text:style-name="T387">nstellingen</text:span></text:span><text:span text:style-name="T374"><text:tab/><text:tab/> <text:tab/></text:span><text:span text:style-name="T374"><draw:control text:anchor-type="as-char" svg:y="-0.429cm" draw:z-index="43" draw:name="Instellingen" draw:style-name="gr2" draw:text-style-name="P79" svg:width="6.061cm" svg:height="0.6cm" draw:control="control44"><svg:title>Instellingen</svg:title><svg:desc>Toets voor het BIOS/UEFI-scherm ("setup")</svg:desc></draw:control></text:span><text:span text:style-name="T374"><text:tab/>(</text:span><text:span text:style-name="T372">toets voor het BIOS/UEFI-scherm</text:span><text:span text:style-name="T374">)</text:span></text:p>
      <text:p text:style-name="P3"><text:span text:style-name="Definition"><text:span text:style-name="T364">2</text:span></text:span><text:span text:style-name="Definition"><text:span text:style-name="T366">e </text:span></text:span><text:span text:style-name="Definition"><text:span text:style-name="T388">gebr</text:span></text:span><text:span text:style-name="Definition"><text:span text:style-name="T364">uiker </text:span></text:span><text:span text:style-name="Definition"><text:span text:style-name="T365">(evt.)</text:span></text:span><text:span text:style-name="T374"><text:tab/></text:span><text:span text:style-name="T374"><draw:control text:anchor-type="as-char" svg:y="-0.429cm" draw:z-index="48" draw:name="Instellingen_0" draw:style-name="gr2" draw:text-style-name="P79" svg:width="6.061cm" svg:height="0.6cm" draw:control="control49"><svg:title>Instellingen</svg:title><svg:desc>Toets voor het BIOS/UEFI-scherm ("setup")</svg:desc></draw:control></text:span><text:span text:style-name="T374"><text:tab/>(volledige naam </text:span><text:span text:style-name="T378">evt. </text:span><text:span text:style-name="T377">2</text:span><text:span text:style-name="T395">e</text:span><text:span text:style-name="T377"> </text:span><text:span text:style-name="T374">gebruiker)</text:span></text:p>
      <text:p text:style-name="P6"><text:span text:style-name="Definition"><text:span text:style-name="T364">2</text:span></text:span><text:span text:style-name="Definition"><text:span text:style-name="T366">e</text:span></text:span><text:span text:style-name="Definition"><text:span text:style-name="T364"> </text:span></text:span><text:span text:style-name="Definition"><text:span text:style-name="T390">g</text:span></text:span><text:span text:style-name="Definition"><text:span text:style-name="T389">ebruikersnaam<text:tab/></text:span></text:span><text:span text:style-name="T374"><draw:control text:anchor-type="as-char" svg:y="-0.429cm" draw:z-index="49" draw:name="Instellingen_1" draw:style-name="gr2" draw:text-style-name="P79" svg:width="6.061cm" svg:height="0.6cm" draw:control="control50"><svg:title>Instellingen</svg:title><svg:desc>Toets voor het BIOS/UEFI-scherm ("setup")</svg:desc></draw:control></text:span><text:span text:style-name="T374"><text:tab/>(</text:span><text:span text:style-name="T372">korte naam </text:span><text:span text:style-name="T379">ev</text:span><text:span text:style-name="T380">entuele</text:span><text:span text:style-name="T378"> </text:span><text:span text:style-name="T383">2</text:span><text:span text:style-name="T396">e</text:span><text:span text:style-name="T383"> </text:span><text:span text:style-name="T375">gebr</text:span><text:span text:style-name="T376">uiker</text:span><text:span text:style-name="T374">)</text:span></text:p>
      <text:p text:style-name="P3"><text:span text:style-name="T291">Vervang </text:span><text:span text:style-name="Definition"><text:span text:style-name="T15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5"/>
      <text:p text:style-name="P1"><text:span text:style-name="Strong_20_Emphasis"><text:span text:style-name="T286"/></text:span></text:p>
      <text:p text:style-name="P31"><text:span text:style-name="Strong_20_Emphasis"><text:span text:style-name="T127"><draw:control text:anchor-type="as-char" draw:z-index="0" draw:name="Vorm1" draw:style-name="gr1" draw:text-style-name="P78" svg:width="0.35cm" svg:height="0.35cm" draw:control="control1"/></text:span></text:span><text:span text:style-name="Strong_20_Emphasis"><text:span text:style-name="T127"><text:s/><text:tab/></text:span></text:span><text:span text:style-name="T287">Nog niet op Linux?<text:tab/></text:span><text:span text:style-name="T314"></text:span><text:span text:style-name="T293"> </text:span><text:span text:style-name="T294">G</text:span><text:span text:style-name="T288">ebruik </text:span><text:span text:style-name="Strong_20_Emphasis"><text:span text:style-name="T321">Checklist migratie</text:span></text:span><text:span text:style-name="T28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9"> onder </text:span><text:span text:style-name="T299">Linux</text:span><text:span text:style-name="T290">.</text:span></text:p>
      <text:p text:style-name="P62"><text:span text:style-name="Strong_20_Emphasis"><text:span text:style-name="T127"><draw:control text:anchor-type="as-char" draw:z-index="42" draw:name="Vorm2" draw:style-name="gr1" draw:text-style-name="P78" svg:width="0.35cm" svg:height="0.35cm" draw:control="control43"/></text:span></text:span><text:span text:style-name="Strong_20_Emphasis"><text:span text:style-name="T127"><text:s/><text:tab/></text:span></text:span><text:span text:style-name="T295">Nieuwe installatie?<text:tab/></text:span><text:span text:style-name="T315"></text:span><text:span text:style-name="T298"><text:tab/></text:span><text:span text:style-name="T297">B</text:span><text:span text:style-name="T295">egin bij hoofdstuk </text:span><text:span text:style-name="T300"><text:bookmark-ref text:reference-format="page" text:ref-name="__RefNumPara__4009_1271708128">2</text:bookmark-ref></text:span><text:span text:style-name="T295"><text:s text:c="2"/></text:span><text:span text:style-name="T301"><text:bookmark-ref text:reference-format="text" text:ref-name="__RefNumPara__4009_1271708128">Installatie uitvoeren</text:bookmark-ref></text:span><text:span text:style-name="T296">.</text:span></text:p>
      <text:p text:style-name="P5"/>
      <text:list xml:id="list3833369536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808664687472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808664692480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808664654208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7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4">kz</text:span></text:span><text:span text:style-name="User_20_Entry"><text:span text:style-name="T269"><text:line-break/>bash </text:span></text:span><text:span text:style-name="User_20_Entry"><text:span text:style-name="T274">kz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80866480662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808664825344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7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69"><text:span text:style-name="T316">D</text:span>e <text:span text:style-name="T419">Super</text:span>-toets <text:span text:style-name="T316">is </text:span>de Windows<text:span text:style-name="T429">-</text:span><text:span text:style-name="T418">toets</text:span>, <text:span text:style-name="T429">C</text:span>ommand-<text:span text:style-name="T418">toets</text:span>, of <text:span text:style-name="T429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808664825936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7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0866482652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7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201145175232300" text:continue-numbering="true" text:style-name="L1">
        <text:list-item>
          <text:p text:style-name="P7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086648459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7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10">Start de computer op vanaf </text:span><text:span text:style-name="T311">een </text:span><text:span text:style-name="T311"><text:reference-ref text:reference-format="text" text:ref-name="Distributie">Ubuntu</text:reference-ref></text:span><text:span text:style-name="T311"><text:s/></text:span><text:span text:style-name="T310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6"><text:span text:style-name="T404">Vanaf ee</text:span>n Live <text:span text:style-name="T415">USB-stick of </text:span><text:span text:style-name="T319">C</text:span><text:span text:style-name="T415">D</text:span><text:span text:style-name="T6"> </text:span>kunt <text:span text:style-name="T404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1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08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09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2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2">instellingen</text:span></text:span><text:span text:style-name="T177">.</text:span></text:p>
          </table:table-cell>
        </table:table-row>
        <table:table-row table:style-name="TableLine9480866502299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7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80866515145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7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2">Kies </text:span><text:span text:style-name="T303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2">.</text:span></text:p>
          </table:table-cell>
        </table:table-row>
        <table:table-row table:style-name="TableLine948086651517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7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80866515222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7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8086651524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7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80866515273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7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80866515299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7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3">het gewenste </text:span></text:span><text:span text:style-name="Strong_20_Emphasis"><text:span text:style-name="T344">Installatie type</text:span></text:span><text:span text:style-name="Strong_20_Emphasis"><text:span text:style-name="T323">.</text:span></text:span></text:p>
            <text:p text:style-name="P37"><text:span text:style-name="Emphasis"><text:span text:style-name="T358">Aa</text:span></text:span><text:span text:style-name="Emphasis"><text:span text:style-name="T359">nbevolen</text:span></text:span><text:span text:style-name="Strong_20_Emphasis"><text:span text:style-name="T335"> wordt om </text:span></text:span><text:span text:style-name="Strong_20_Emphasis"><text:span text:style-name="T339">te klikken op </text:span></text:span><text:span text:style-name="Strong_20_Emphasis"><text:span text:style-name="T357">Geavanceerde functies</text:span></text:span><text:span text:style-name="Strong_20_Emphasis"><text:span text:style-name="T339">, en</text:span></text:span><text:span text:style-name="Strong_20_Emphasis"><text:span text:style-name="T335"> </text:span></text:span><text:span text:style-name="Strong_20_Emphasis"><text:span text:style-name="T339">selecteer <text:line-break/></text:span></text:span><text:span text:style-name="Strong_20_Emphasis"><text:span text:style-name="T355">LVM gebruiken bij de nieuwe installatie van Ubuntu</text:span></text:span><text:span text:style-name="Strong_20_Emphasis"><text:span text:style-name="T335">, </text:span></text:span><text:span text:style-name="Strong_20_Emphasis"><text:span text:style-name="T339">en vink aan <text:line-break/></text:span></text:span><text:span text:style-name="Strong_20_Emphasis"><text:span text:style-name="T355">De nieuwe installatie van Ubuntu versleutelen voor de </text:span></text:span><text:span text:style-name="Strong_20_Emphasis"><text:span text:style-name="T356">veiligheid</text:span></text:span><text:span text:style-name="Strong_20_Emphasis"><text:span text:style-name="T336">.</text:span></text:span></text:p>
            <text:p text:style-name="P38"><text:span text:style-name="Strong_20_Emphasis"><text:span text:style-name="T338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80866515324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7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4">k</text:span></text:span><text:span text:style-name="Strong_20_Emphasis"><text:span text:style-name="T323">lik op </text:span></text:span><text:span text:style-name="Strong_20_Emphasis"><text:span text:style-name="T344">I</text:span></text:span><text:span text:style-name="Strong_20_Emphasis"><text:span text:style-name="T345">nstalle</text:span></text:span><text:span text:style-name="Strong_20_Emphasis"><text:span text:style-name="T344">e</text:span></text:span><text:span text:style-name="Strong_20_Emphasis"><text:span text:style-name="T345">r </text:span></text:span><text:span text:style-name="Strong_20_Emphasis"><text:span text:style-name="T344">nu</text:span></text:span><text:span text:style-name="Strong_20_Emphasis"><text:span text:style-name="T323">.</text:span></text:span></text:p>
          </table:table-cell>
        </table:table-row>
        <table:table-row table:style-name="TableLine9480866515350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7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80866515376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7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1">O</text:span></text:span><text:span text:style-name="Strong_20_Emphasis"><text:span text:style-name="T326">p </text:span></text:span><text:span text:style-name="Strong_20_Emphasis"><text:span text:style-name="T327">het </text:span></text:span><text:span text:style-name="Strong_20_Emphasis"><text:span text:style-name="T328">scherm </text:span></text:span><text:span text:style-name="Strong_20_Emphasis"><text:span text:style-name="T353">Waar bevindt u zich?</text:span></text:span><text:span text:style-name="Strong_20_Emphasis"><text:span text:style-name="T328"> </text:span></text:span><text:span text:style-name="Strong_20_Emphasis"><text:span text:style-name="T333">controleer </text:span></text:span><text:span text:style-name="Strong_20_Emphasis"><text:span text:style-name="T334">de </text:span></text:span><text:span text:style-name="Strong_20_Emphasis"><text:span text:style-name="T333">locatie en </text:span></text:span><text:span text:style-name="Strong_20_Emphasis"><text:span text:style-name="T331">klik </text:span></text:span><text:span text:style-name="Strong_20_Emphasis"><text:span text:style-name="T328">op </text:span></text:span><text:span text:style-name="Strong_20_Emphasis"><text:span text:style-name="T346">Verder</text:span></text:span><text:span text:style-name="Strong_20_Emphasis"><text:span text:style-name="T328">.</text:span></text:span></text:p>
          </table:table-cell>
        </table:table-row>
        <table:table-row table:style-name="TableLine9480866515401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7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1">Op </text:span><text:span text:style-name="T348">het </text:span><text:span text:style-name="T346">scherm </text:span><text:span text:style-name="Strong_20_Emphasis"><text:span text:style-name="T353">Wie bent u?</text:span></text:span><text:span text:style-name="T346"> </text:span><text:span text:style-name="T351">vul </text:span><text:span text:style-name="T349">in </text:span><text:span text:style-name="Strong_20_Emphasis"><text:span text:style-name="T352">Uw n</text:span></text:span><text:span text:style-name="Strong_20_Emphasis"><text:span text:style-name="T347">aam</text:span></text:span><text:span text:style-name="Strong_20_Emphasis"><text:span text:style-name="T325"> </text:span></text:span><text:span text:style-name="Definition"><text:span text:style-name="T403">gebruiker</text:span></text:span><text:span text:style-name="Strong_20_Emphasis"><text:span text:style-name="T329">, <text:line-break/></text:span></text:span><text:span text:style-name="Strong_20_Emphasis"><text:span text:style-name="T347">Naam </text:span></text:span><text:span text:style-name="Strong_20_Emphasis"><text:span text:style-name="T352">van uw </text:span></text:span><text:span text:style-name="Strong_20_Emphasis"><text:span text:style-name="T350">computer</text:span></text:span><text:span text:style-name="Definition"><text:span text:style-name="T4"> </text:span></text:span><text:span text:style-name="Definition"><text:span text:style-name="T403">computernaam</text:span></text:span><text:span text:style-name="Strong_20_Emphasis"><text:span text:style-name="T325">,<text:line-break/></text:span></text:span><text:span text:style-name="Strong_20_Emphasis"><text:span text:style-name="T352">Kies een g</text:span></text:span><text:span text:style-name="Strong_20_Emphasis"><text:span text:style-name="T350">ebruikersnaam</text:span></text:span><text:span text:style-name="Strong_20_Emphasis"><text:span text:style-name="T325"> </text:span></text:span><text:span text:style-name="Definition"><text:span text:style-name="T403">gebruikersnaam</text:span></text:span><text:span text:style-name="Strong_20_Emphasis"><text:span text:style-name="T325">,<text:line-break/></text:span></text:span><text:span text:style-name="Strong_20_Emphasis"><text:span text:style-name="T337">g</text:span></text:span><text:span text:style-name="Strong_20_Emphasis"><text:span text:style-name="T322">eef tweemaal een </text:span></text:span><text:span text:style-name="Strong_20_Emphasis"><text:span text:style-name="T343">wachtwoord</text:span></text:span><text:span text:style-name="Strong_20_Emphasis"><text:span text:style-name="T322">,</text:span></text:span><text:span text:style-name="Strong_20_Emphasis"><text:span text:style-name="T341"> </text:span></text:span><text:span text:style-name="Strong_20_Emphasis"><text:span text:style-name="T342">en</text:span></text:span><text:span text:style-name="Strong_20_Emphasis"><text:span text:style-name="T341"> </text:span></text:span><text:span text:style-name="Strong_20_Emphasis"><text:span text:style-name="T340">k</text:span></text:span><text:span text:style-name="Strong_20_Emphasis"><text:span text:style-name="T322">lik op </text:span></text:span><text:span text:style-name="Strong_20_Emphasis"><text:span text:style-name="T343">Verder</text:span></text:span><text:span text:style-name="Strong_20_Emphasis"><text:span text:style-name="T322">.</text:span></text:span></text:p>
          </table:table-cell>
        </table:table-row>
        <table:table-row table:style-name="TableLine948086651542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086651545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7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2">O</text:span></text:span><text:span text:style-name="Strong_20_Emphasis"><text:span text:style-name="T330">p het scherm </text:span></text:span><text:span text:style-name="Strong_20_Emphasis"><text:span text:style-name="T354">Installatie voltooid</text:span></text:span><text:span text:style-name="Strong_20_Emphasis"><text:span text:style-name="T330"> </text:span></text:span><text:span text:style-name="Strong_20_Emphasis"><text:span text:style-name="T332">klik </text:span></text:span><text:span text:style-name="Strong_20_Emphasis"><text:span text:style-name="T322">op </text:span></text:span><text:span text:style-name="Strong_20_Emphasis"><text:span text:style-name="T343">Nu herstarten</text:span></text:span><text:span text:style-name="Strong_20_Emphasis"><text:span text:style-name="T322">.</text:span></text:span></text:p>
          </table:table-cell>
        </table:table-row>
        <table:table-row table:style-name="TableLine948086651547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0866515504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7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201145193601371" text:continue-numbering="true" text:style-name="L1">
        <text:list-item>
          <text:p text:style-name="P7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0866510420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7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808665324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0866510790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7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8086651094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80866510864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7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80866507689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7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8086653534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086653515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7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0"><text:span text:style-name="T316">De </text:span><text:span text:style-name="T320">Super</text:span><text:span text:style-name="T316">-toets is de Windows</text:span><text:span text:style-name="T317">-</text:span><text:span text:style-name="T318">toets</text:span><text:span text:style-name="T316">, </text:span><text:span text:style-name="T317">C</text:span><text:span text:style-name="T316">ommand-</text:span><text:span text:style-name="T318">toets</text:span><text:span text:style-name="T316">, of </text:span><text:span text:style-name="T317">V</text:span><text:span text:style-name="T316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8086652358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7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808639666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0863966723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7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8086635705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7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9">A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3">Nu installeren</text:span></text:span><text:span text:style-name="T307">.</text:span></text:p>
          </table:table-cell>
        </table:table-row>
        <table:table-row table:style-name="TableLine9480866357118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7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8">A</text:span>ls <text:span text:style-name="Strong_20_Emphasis"><text:span text:style-name="T304">Updatebeheer </text:span></text:span>hierom vraagt, <text:span text:style-name="T410">h</text:span>erstart <text:span text:style-name="T411">de</text:span> computer <text:span text:style-name="T412">en daarna weer aanmelden als </text:span><text:span text:style-name="Definition"><text:span text:style-name="T8">gebruiker</text:span></text:span>.</text:p>
          </table:table-cell>
        </table:table-row>
        <table:table-row table:style-name="TableLine948086635691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08665302176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7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808665302768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7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0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4">kz</text:span></text:span><text:span text:style-name="User_20_Entry"><text:span text:style-name="T269"><text:line-break/>bash </text:span></text:span><text:span text:style-name="User_20_Entry"><text:span text:style-name="T274">kz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80863965593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086396566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7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80866533814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7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0866533889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7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201146625797582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0866535448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7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68"><text:span text:style-name="T406">Na aanmelden als </text:span><text:span text:style-name="T413">andere gebruiker</text:span><text:span text:style-name="T406">, zoek en start</text:span><text:span text:style-name="T417"> </text:span><text:span text:style-name="T416">In</text:span><text:span text:style-name="T407">stallatiemenu</text:span><text:span text:style-name="Strong_20_Emphasis"><text:span text:style-name="T261"> </text:span></text:span><text:span text:style-name="T406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80866546339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7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5">Volg de aanwijzingen op het scherm.</text:span></text:span></text:p>
          </table:table-cell>
        </table:table-row>
        <table:table-row table:style-name="TableLine948086654691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0866547478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7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808665558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086655532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7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8086655575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086655548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7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808665552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0866555972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7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8086654720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7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80866554457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7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8086655420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0866553689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7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80866545206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7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81">De installatie van </text:span><text:span text:style-name="T281"><text:reference-ref text:reference-format="text" text:ref-name="Distributie">Ubuntu</text:reference-ref></text:span><text:span text:style-name="T281"><text:s/></text:span><text:span text:style-name="T282"><text:reference-ref text:reference-format="text" text:ref-name="Versie">20.04 LTS</text:reference-ref></text:span><text:span text:style-name="T281"><text:s/></text:span><text:span text:style-name="T281"><text:reference-ref text:reference-format="text" text:ref-name="Editie">desktop</text:reference-ref></text:span><text:span text:style-name="T281"><text:s/>is voltooid.</text:span></text:p>
      <text:p text:style-name="P23"/>
      <text:p text:style-name="P22"><text:span text:style-name="T399">E</text:span><text:span text:style-name="T398">inde c</text:span><text:span text:style-name="T397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5">Auteursrecht </text:span><text:span text:style-name="Strong_20_Emphasis"><text:span text:style-name="T424">© </text:span></text:span><text:span text:style-name="Strong_20_Emphasis"><text:span text:style-name="T423">2</text:span></text:span><text:span text:style-name="T425">020-</text:span><text:span text:style-name="T427">2021</text:span><text:span text:style-name="T425"> Karel Zimmer.</text:span></text:p>
      <text:p text:style-name="P9"/>
      <text:p text:style-name="P11"><text:span text:style-name="T426">Creative Commons Naamsvermelding-GelijkDelen Internationaal</text:span><text:span text:style-name="T428">-</text:span><text:span text:style-name="T42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3T20:11:44.838185780">1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3T20:11:44.671168909</dc:date>
    <meta:keyword>Installatie</meta:keyword>
    <meta:keyword>Checklist</meta:keyword>
    <meta:keyword>Linux</meta:keyword>
    <meta:editing-cycles>6165</meta:editing-cycles>
    <meta:editing-duration>P10DT19H24M34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0" meta:character-count="6319" meta:non-whitespace-character-count="5403"/>
    <meta:user-defined meta:name="Info 1"/>
    <meta:user-defined meta:name="Info 2"/>
    <meta:user-defined meta:name="Info 3"/>
    <meta:user-defined meta:name="Info 4"/>
  </office:meta>
</office:document-meta>
</file>